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75.21pt"/>
    </style:style>
    <style:style style:name="co6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number-columns-repeated="7"/>
          <table:table-cell table:style-name="ce2" office:value-type="string" calcext:value-type="string">
            <text:p>Enemies</text:p>
          </table:table-cell>
          <table:table-cell table:style-name="ce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ROF</text:p>
          </table:table-cell>
          <table:table-cell table:style-name="ce2" office:value-type="string" calcext:value-type="string">
            <text:p>DMG</text:p>
          </table:table-cell>
          <table:table-cell table:style-name="ce2" office:value-type="string" calcext:value-type="string">
            <text:p>MEAN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hainsaw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string" calcext:value-type="string">
            <text:p>d10 x 2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Zombiema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Berserk Fist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d10 x 20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/>
          <table:table-cell table:style-name="ce5" office:value-type="string" calcext:value-type="string">
            <text:p>Sergean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Fist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d10 x 2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Wolf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Pisto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d3 x 5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Imp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Shotgun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7d3 x 5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style-name="ce5" office:value-type="string" calcext:value-type="string">
            <text:p>Lost Sou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haingun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string" calcext:value-type="string">
            <text:p>d3 x 5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Demon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SSG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21d3 x 5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style-name="ce5" office:value-type="string" calcext:value-type="string">
            <text:p>Revenant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Plasma Gun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d8 x 5</text:p>
          </table:table-cell>
          <table:table-cell table:style-name="ce3" office:value-type="float" office:value="22.5" calcext:value-type="float">
            <text:p>22.5</text:p>
          </table:table-cell>
          <table:table-cell table:style-name="Default"/>
          <table:table-cell table:style-name="ce5" office:value-type="string" calcext:value-type="string">
            <text:p>Cacodemon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Rocket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d8 x 20 + 128</text:p>
          </table:table-cell>
          <table:table-cell table:style-name="ce3" office:value-type="float" office:value="218" calcext:value-type="float">
            <text:p>218</text:p>
          </table:table-cell>
          <table:table-cell table:style-name="Default"/>
          <table:table-cell table:style-name="ce5" office:value-type="string" calcext:value-type="string">
            <text:p>Hell Knight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BFG 9000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2060" calcext:value-type="float">
            <text:p>2060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d8 x 100</text:p>
          </table:table-cell>
          <table:table-cell table:style-name="ce3" office:value-type="float" office:value="3130" calcext:value-type="float">
            <text:p>3130</text:p>
          </table:table-cell>
          <table:table-cell table:style-name="Default"/>
          <table:table-cell table:style-name="ce5" office:value-type="string" calcext:value-type="string">
            <text:p>Arachnotron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8"/>
          <table:table-cell table:style-name="ce5" office:value-type="string" calcext:value-type="string">
            <text:p>Mancubus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8"/>
          <table:table-cell table:style-name="ce5" office:value-type="string" calcext:value-type="string">
            <text:p>Arch-Vile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0" calcext:value-type="float">
            <text:p>9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Baro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Spiderdemon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Cyberdemon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8" calcext:value-type="float">
            <text:p>288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9"/>
          <table:table-cell table:style-name="ce5" table:number-columns-repeated="6"/>
          <table:table-cell table:number-columns-repeated="100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Rnd/sec</text:p>
          </table:table-cell>
          <table:table-cell table:style-name="ce2" office:value-type="string" calcext:value-type="string">
            <text:p>DMG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Fist</text:p>
          </table:table-cell>
          <table:table-cell table:style-name="ce3" table:formula="of:=SUM([.C34]*[.D34])" office:value-type="float" office:value="34" calcext:value-type="float">
            <text:p>3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40" calcext:value-type="float">
            <text:p>40</text:p>
          </table:table-cell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Pistol</text:p>
          </table:table-cell>
          <table:table-cell table:style-name="ce3" table:formula="of:=SUM([.C35]*[.D35])" office:value-type="float" office:value="20.37" calcext:value-type="float">
            <text:p>20.37</text:p>
          </table:table-cell>
          <table:table-cell table:style-name="ce3" office:value-type="float" office:value="2.91" calcext:value-type="float">
            <text:p>2.91</text:p>
          </table:table-cell>
          <table:table-cell table:style-name="ce3" office:value-type="float" office:value="7" calcext:value-type="float">
            <text:p>7</text:p>
          </table:table-cell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Shotgun</text:p>
          </table:table-cell>
          <table:table-cell table:style-name="ce3" table:formula="of:=SUM([.C36]*[.D36])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Chaingun</text:p>
          </table:table-cell>
          <table:table-cell table:style-name="ce3" table:formula="of:=SUM([.C37]*[.D37])" office:value-type="float" office:value="34.88" calcext:value-type="float">
            <text:p>34.88</text:p>
          </table:table-cell>
          <table:table-cell table:style-name="ce3" office:value-type="float" office:value="2.18" calcext:value-type="float">
            <text:p>2.18</text:p>
          </table:table-cell>
          <table:table-cell table:style-name="ce3" office:value-type="float" office:value="16" calcext:value-type="float">
            <text:p>16</text:p>
          </table:table-cell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SSG</text:p>
          </table:table-cell>
          <table:table-cell table:style-name="ce3" table:formula="of:=SUM([.C38]*[.D38])" office:value-type="float" office:value="171.52" calcext:value-type="float">
            <text:p>171.5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256" calcext:value-type="float">
            <text:p>256</text:p>
          </table:table-cell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Plasma Gun</text:p>
          </table:table-cell>
          <table:table-cell table:style-name="ce3" table:formula="of:=SUM([.C39]*[.D39])" office:value-type="float" office:value="208.8" calcext:value-type="float">
            <text:p>208.8</text:p>
          </table:table-cell>
          <table:table-cell table:style-name="ce3" office:value-type="float" office:value="11.6" calcext:value-type="float">
            <text:p>11.6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Rocket</text:p>
          </table:table-cell>
          <table:table-cell table:style-name="ce3" table:formula="of:=SUM([.C40]*[.D40])" office:value-type="float" office:value="268.8" calcext:value-type="float">
            <text:p>268.8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92" calcext:value-type="float">
            <text:p>192</text:p>
          </table:table-cell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46pt" svg:height="255.23pt" svg:x="85.1pt" svg:y="62.48pt">
            <draw:object draw:notify-on-update-of-ranges="Sheet1.A5:Sheet1.A13 Sheet1.C4:Sheet1.C4 Sheet1.C5:Sheet1.C13 Sheet1.D4:Sheet1.D4 Sheet1.D5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Sheet1.A5:Sheet1.A13 Sheet1.B4:Sheet1.B4 Sheet1.B5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I4:Sheet1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01:04:04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09T01:20:54.893000000</dc:date>
    <meta:editing-duration>PT18M8S</meta:editing-duration>
    <meta:editing-cycles>13</meta:editing-cycles>
    <meta:generator>LibreOffice/6.2.0.3$Windows_X86_64 LibreOffice_project/98c6a8a1c6c7b144ce3cc729e34964b47ce25d62</meta:generator>
    <meta:document-statistic meta:table-count="2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531cm" svg:y="4.201cm" style:legend-expansion="high" chart:style-name="ch2"/>
        <chart:plot-area chart:style-name="ch3" table:cell-range-address="Sheet1.A4:Sheet1.B13" chart:data-source-has-labels="both" svg:x="0.421cm" svg:y="0.25cm" svg:width="13.928cm" svg:height="8.439cm">
          <chartooo:coordinate-region svg:x="1.611cm" svg:y="0.449cm" svg:width="12.598cm" svg:height="6.362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3" chart:label-cell-address="Sheet1.B4:Sheet1.B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S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88">
                <text:p>88</text:p>
                <draw:g>
                  <svg:desc>Sheet1.B5:Sheet1.B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7cm" svg:y="3.954cm" style:legend-expansion="high" chart:style-name="ch2"/>
        <chart:plot-area chart:style-name="ch3" table:cell-range-address="Sheet1.A5:Sheet1.A13 Sheet1.C4:Sheet1.D13" chart:data-source-has-labels="both" svg:x="0.347cm" svg:y="0.35cm" svg:width="13.285cm" svg:height="8.442cm">
          <chartooo:coordinate-region svg:x="1.537cm" svg:y="0.549cm" svg:width="11.955cm" svg:height="6.365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3" chart:label-cell-address="Sheet1.C4:Sheet1.C4" chart:class="chart:line">
            <chart:data-point chart:repeated="9"/>
          </chart:series>
          <chart:series chart:style-name="ch7" chart:values-cell-range-address="Sheet1.D5:Sheet1.D13" chart:label-cell-address="Sheet1.D4:Sheet1.D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C4:Sheet1.C4</svg:desc>
                </draw:g>
              </table:table-cell>
              <table:table-cell office:value-type="string">
                <text:p>MAX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2">
                <text:p>2</text:p>
                <draw:g>
                  <svg:desc>Sheet1.C5:Sheet1.C13</svg:desc>
                </draw:g>
              </table:table-cell>
              <table:table-cell office:value-type="float" office:value="20">
                <text:p>20</text:p>
                <draw:g>
                  <svg:desc>Sheet1.D5:Sheet1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5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05">
                <text:p>1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48">
                <text:p>148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